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gram → <text:tab/>funcs</text:p>
      <text:p text:style-name="Standard">funcs → <text:tab/>func funcs | ε</text:p>
      <text:p text:style-name="Standard">func → <text:tab/>def type id ( optparams ) block</text:p>
      <text:p text:style-name="Standard"><text:tab/><text:tab/>| def type id ( optparams ); </text:p>
      <text:p text:style-name="Standard">optparams → <text:tab/>params | ε</text:p>
      <text:p text:style-name="Standard">params → <text:tab/>type id, params | type id</text:p>
      <text:p text:style-name="Standard">block → <text:tab/>{decls stmts}</text:p>
      <text:p text:style-name="Standard">decls → <text:tab/>decls decl | ε</text:p>
      <text:p text:style-name="Standard">decl → <text:tab/>type id ;</text:p>
      <text:p text:style-name="Standard">type → <text:tab/>type [num] | basic | record { decls}</text:p>
      <text:p text:style-name="Standard">stmts →<text:tab/>stmts stmt | ε</text:p>
      <text:p text:style-name="Standard">stmt → <text:tab/>assign ;</text:p>
      <text:p text:style-name="Standard"><text:tab/><text:tab/>| if ( assign ) stmt</text:p>
      <text:p text:style-name="Standard"><text:tab/><text:tab/>| if ( assign ) stmt else stmt</text:p>
      <text:p text:style-name="Standard"><text:tab/><text:tab/>| while ( assign ) stmt</text:p>
      <text:p text:style-name="Standard"><text:tab/><text:tab/>| do stmt while ( assign ) ;</text:p>
      <text:p text:style-name="Standard"><text:tab/><text:tab/>| break ;</text:p>
      <text:p text:style-name="Standard"><text:tab/><text:tab/>| return ;</text:p>
      <text:p text:style-name="Standard"><text:tab/><text:tab/>| return loc ;</text:p>
      <text:p text:style-name="Standard"><text:tab/><text:tab/>| print loc ;</text:p>
      <text:p text:style-name="Standard"><text:tab/><text:tab/>| block</text:p>
      <text:p text:style-name="Standard">loc → <text:tab/><text:tab/>loc [assign] | id | loc.id</text:p>
      <text:p text:style-name="Standard">assign → <text:tab/>loc = assign | bool</text:p>
      <text:p text:style-name="Standard">bool → <text:tab/>bool || join | join</text:p>
      <text:p text:style-name="Standard">join → <text:tab/>join &amp;&amp; equality | equality</text:p>
      <text:p text:style-name="Standard">equality → <text:tab/>equality == rel | equality ! = rel | rel</text:p>
      <text:p text:style-name="Standard">rel → <text:tab/><text:tab/>expr &lt; expr | expr &lt;= expr </text:p>
      <text:p text:style-name="Standard"><text:tab/><text:tab/>| expr &gt;= expr | expr &gt; expr | expr</text:p>
      <text:p text:style-name="Standard">expr → <text:tab/>expr + term | expr − term | term</text:p>
      <text:p text:style-name="Standard">term → <text:tab/>term ∗ unary | term/unary | unary</text:p>
      <text:p text:style-name="Standard">unary → <text:tab/>! unary | − unary | factor</text:p>
      <text:p text:style-name="Standard">factor → <text:tab/>( assign ) | loc | num | real | true | false | string | funccall</text:p>
      <text:p text:style-name="Standard">funccall → <text:tab/>id( optargs )</text:p>
      <text:p text:style-name="Standard">optargs → <text:tab/>args | ε</text:p>
      <text:p text:style-name="Standard">args → <text:tab/>assign, args | assign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2T17:45:14</meta:creation-date>
    <dc:date>2012-04-22T17:56:05</dc:date>
    <meta:editing-duration>PT10M51S</meta:editing-duration>
    <meta:editing-cycles>3</meta:editing-cycles>
    <meta:generator>LibreOffice/3.4$Unix LibreOffice_project/340m1$Build-402</meta:generator>
    <meta:document-statistic meta:table-count="0" meta:image-count="0" meta:object-count="0" meta:page-count="1" meta:paragraph-count="35" meta:word-count="241" meta:character-count="1029" meta:non-whitespace-character-count="740"/>
  </office:meta>
</office:document-meta>
</file>